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29b"/>
    </style:style>
    <style:style style:name="P2" style:family="paragraph" style:parent-style-name="Standard">
      <style:text-properties officeooo:rsid="0018829b" officeooo:paragraph-rsid="0018829b"/>
    </style:style>
    <style:style style:name="P3" style:family="paragraph" style:parent-style-name="Standard">
      <style:text-properties officeooo:rsid="001a2e6f" officeooo:paragraph-rsid="001a2e6f"/>
    </style:style>
    <style:style style:name="P4" style:family="paragraph" style:parent-style-name="Standard">
      <style:text-properties officeooo:rsid="001a2e6f" officeooo:paragraph-rsid="001c1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todos e propriedades de strings</text:p>
      <text:p text:style-name="P2"/>
      <text:p text:style-name="P2">length</text:p>
      <text:p text:style-name="P2">replace(‘a’, ‘A’) //troca a primeira ocorrência de a da String por A</text:p>
      <text:p text:style-name="P2">replace(/i/, ‘I’) //troca todas</text:p>
      <text:p text:style-name="P2">//nenhum dos replace altera a variável em si, só retorna a troca</text:p>
      <text:p text:style-name="P2">indexOf(‘x’)</text:p>
      <text:p text:style-name="P2">lastIndexOf(‘x’)</text:p>
      <text:p text:style-name="P2">slice() //teste.slice(5) corta e devolve só as letras depois da posição 5 do array</text:p>
      <text:p text:style-name="P2">//teste.slice(5, 10) corta da casa 5 à 9</text:p>
      <text:p text:style-name="P2">subtring() //teste(10,5) retorna a string invertida quando o primeiro parâmetro é maior que o segundo</text:p>
      <text:p text:style-name="P2">split() //retorna um array utilizando o que passei como parâmetro como chave de corte</text:p>
      <text:p text:style-name="P2">toLowerCase()</text:p>
      <text:p text:style-name="P2">toUpperCase()</text:p>
      <text:p text:style-name="P2">valueOf()</text:p>
      <text:p text:style-name="P2"/>
      <text:p text:style-name="P3">var nome = “Daniel Tapias Morales”</text:p>
      <text:p text:style-name="P3">var nomeFormatado = formatarNome(nome)</text:p>
      <text:p text:style-name="P3"/>
      <text:p text:style-name="P4">function nomeFormatado(nome){ </text:p>
      <text:p text:style-name="P4"><text:tab/>var posicaoUltimoEspaco = nome.lastIndexOf(' ');</text:p>
      <text:p text:style-name="P4"><text:tab/>if(posicaoUltimoEspaco === -1) { </text:p>
      <text:p text:style-name="P4"><text:tab/><text:tab/>return nome; </text:p>
      <text:p text:style-name="P4"><text:tab/>}</text:p>
      <text:p text:style-name="P4"><text:tab/>var ultimoNome = nome.slice(posicaoUltimoEspaco); </text:p>
      <text:p text:style-name="P4"><text:tab/>console.log(ultimoNome + ", " + nome.slice(0, posicaoUltimoEspaco)) </text:p>
      <text:p text:style-name="P4">}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17:38.766411191</meta:creation-date>
    <dc:date>2019-07-19T10:41:57.235365613</dc:date>
    <meta:editing-duration>PT3M57S</meta:editing-duration>
    <meta:editing-cycles>1</meta:editing-cycles>
    <meta:document-statistic meta:table-count="0" meta:image-count="0" meta:object-count="0" meta:page-count="1" meta:paragraph-count="24" meta:word-count="126" meta:character-count="897" meta:non-whitespace-character-count="782"/>
    <meta:generator>LibreOffice/6.0.7.3$Linux_X86_64 LibreOffice_project/00m0$Build-3</meta:generator>
  </office:meta>
</office:document-meta>
</file>